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0" style:parent-style-name="Standard" style:family="paragraph">
      <style:paragraph-properties fo:text-align="center" fo:margin-bottom="0.0784in"/>
      <style:text-properties style:font-name-complex="Times New Roman" fo:font-size="16pt" style:font-size-asian="16pt" style:font-size-complex="16pt"/>
    </style:style>
    <style:style style:name="P11" style:parent-style-name="Standard" style:family="paragraph">
      <style:paragraph-properties fo:text-align="center" fo:margin-bottom="0.0784in"/>
      <style:text-properties style:font-name-complex="Times New Roman" fo:font-size="14pt" style:font-size-asian="14pt" style:font-size-complex="14pt"/>
    </style:style>
    <style:style style:name="P12" style:parent-style-name="Textbody" style:family="paragraph">
      <style:paragraph-properties fo:text-align="center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T1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15" style:parent-style-name="Textbody" style:family="paragraph">
      <style:paragraph-properties fo:text-align="center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style:font-name-complex="Times New Roman" fo:font-size="14pt" style:font-size-asian="14pt" style:font-size-complex="14pt" fo:background-color="#FFFFFF"/>
    </style:style>
    <style:style style:name="T18" style:parent-style-name="Основнойшрифтабзаца" style:family="text">
      <style:text-properties style:font-name-complex="Times New Roman" fo:font-size="14pt" style:font-size-asian="14pt" style:font-size-complex="14pt" fo:background-color="#FFFFFF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P20" style:parent-style-name="Textbody" style:family="paragraph">
      <style:paragraph-properties fo:text-align="center"/>
      <style:text-properties fo:font-size="14pt" style:font-size-asian="14pt" style:font-size-complex="14pt"/>
    </style:style>
    <style:style style:name="P21" style:parent-style-name="Textbody" style:family="paragraph">
      <style:paragraph-properties fo:text-align="center" fo:margin-bottom="0in"/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2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3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4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5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37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38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39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0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1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center"/>
    </style:style>
    <style:style style:name="P45" style:parent-style-name="Оглавление1" style:family="paragraph">
      <style:paragraph-properties>
        <style:tab-stops>
          <style:tab-stop style:type="right" style:leader-style="dotted" style:leader-text="." style:position="5.9576in"/>
        </style:tab-stops>
      </style:paragraph-properties>
    </style:style>
    <style:style style:name="P46" style:parent-style-name="Оглавление1" style:family="paragraph">
      <style:paragraph-properties>
        <style:tab-stops>
          <style:tab-stop style:type="right" style:leader-style="dotted" style:leader-text="." style:position="5.9576in"/>
        </style:tab-stops>
      </style:paragraph-properties>
    </style:style>
    <style:style style:name="T47" style:parent-style-name="Гиперссылка" style:family="text">
      <style:text-properties style:font-name-complex="Times New Roman" fo:background-color="#FFFFFF"/>
    </style:style>
    <style:style style:name="P48" style:parent-style-name="Оглавление2" style:family="paragraph">
      <style:paragraph-properties>
        <style:tab-stops>
          <style:tab-stop style:type="right" style:leader-style="dotted" style:leader-text="." style:position="5.7909in"/>
        </style:tab-stops>
      </style:paragraph-properties>
    </style:style>
    <style:style style:name="T49" style:parent-style-name="Гиперссылка" style:family="text">
      <style:text-properties fo:background-color="#F7F7F7"/>
    </style:style>
    <style:style style:name="P50" style:parent-style-name="Оглавление2" style:family="paragraph">
      <style:paragraph-properties>
        <style:tab-stops>
          <style:tab-stop style:type="right" style:leader-style="dotted" style:leader-text="." style:position="5.7909in"/>
        </style:tab-stops>
      </style:paragraph-properties>
    </style:style>
    <style:style style:name="T51" style:parent-style-name="Гиперссылка" style:family="text">
      <style:text-properties fo:background-color="#FFFFFF"/>
    </style:style>
    <style:style style:name="P52" style:parent-style-name="Оглавление1" style:family="paragraph">
      <style:paragraph-properties>
        <style:tab-stops>
          <style:tab-stop style:type="right" style:leader-style="dotted" style:leader-text="." style:position="5.9576in"/>
        </style:tab-stops>
      </style:paragraph-properties>
    </style:style>
    <style:style style:name="T53" style:parent-style-name="Гиперссылка" style:family="text">
      <style:text-properties style:font-name-complex="Times New Roman" fo:background-color="#FFFFFF"/>
    </style:style>
    <style:style style:name="P54" style:parent-style-name="Оглавление2" style:family="paragraph">
      <style:paragraph-properties>
        <style:tab-stops>
          <style:tab-stop style:type="right" style:leader-style="dotted" style:leader-text="." style:position="5.7909in"/>
        </style:tab-stops>
      </style:paragraph-properties>
    </style:style>
    <style:style style:name="T55" style:parent-style-name="Гиперссылка" style:family="text">
      <style:text-properties fo:background-color="#FFFFFF"/>
    </style:style>
    <style:style style:name="P56" style:parent-style-name="Оглавление1" style:family="paragraph">
      <style:paragraph-properties>
        <style:tab-stops>
          <style:tab-stop style:type="right" style:leader-style="dotted" style:leader-text="." style:position="5.9576in"/>
        </style:tab-stops>
      </style:paragraph-properties>
    </style:style>
    <style:style style:name="T57" style:parent-style-name="Гиперссылка" style:family="text">
      <style:text-properties style:font-name-complex="Times New Roman"/>
    </style:style>
    <style:style style:name="T58" style:parent-style-name="Гиперссылка" style:family="text">
      <style:text-properties style:font-name-complex="Times New Roman"/>
    </style:style>
    <style:style style:name="P59" style:parent-style-name="Оглавление1" style:family="paragraph">
      <style:paragraph-properties>
        <style:tab-stops>
          <style:tab-stop style:type="right" style:leader-style="dotted" style:leader-text="." style:position="5.9576in"/>
        </style:tab-stops>
      </style:paragraph-properties>
    </style:style>
    <style:style style:name="T60" style:parent-style-name="Гиперссылка" style:family="text">
      <style:text-properties style:font-name-complex="Times New Roman"/>
    </style:style>
    <style:style style:name="P61" style:parent-style-name="Оглавление1" style:family="paragraph">
      <style:paragraph-properties>
        <style:tab-stops>
          <style:tab-stop style:type="right" style:leader-style="dotted" style:leader-text="." style:position="5.9576in"/>
        </style:tab-stops>
      </style:paragraph-properties>
    </style:style>
    <style:style style:name="P62" style:parent-style-name="Оглавление1" style:family="paragraph">
      <style:paragraph-properties>
        <style:tab-stops>
          <style:tab-stop style:type="right" style:leader-style="dotted" style:leader-text="." style:position="5.9576in"/>
        </style:tab-stops>
      </style:paragraph-properties>
    </style:style>
    <style:style style:name="T63" style:parent-style-name="Гиперссылка" style:family="text">
      <style:text-properties style:font-name-complex="Times New Roman" fo:background-color="#FFFFFF"/>
    </style:style>
    <style:style style:name="P64" style:parent-style-name="Textbody" style:family="paragraph">
      <style:paragraph-properties fo:margin-bottom="0in"/>
    </style:style>
    <style:style style:name="P65" style:parent-style-name="Заголовок1" style:family="paragraph">
      <style:paragraph-properties fo:break-before="page" fo:margin-top="0in" fo:margin-bottom="0in"/>
      <style:text-properties style:font-name="Times New Roman"/>
    </style:style>
    <style:style style:name="P6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8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69" style:parent-style-name="Standard" style:family="paragraph">
      <style:paragraph-properties fo:text-align="justify"/>
    </style:style>
    <style:style style:name="T70" style:parent-style-name="Основнойшрифтабзаца" style:family="text">
      <style:text-properties fo:color="#000000" fo:font-size="14pt" style:font-size-asian="14pt" style:font-size-complex="14pt"/>
    </style:style>
    <style:style style:name="T71" style:parent-style-name="Основнойшрифтабзаца" style:family="text">
      <style:text-properties fo:color="#000000" fo:font-size="14pt" style:font-size-asian="14pt" style:font-size-complex="14pt"/>
    </style:style>
    <style:style style:name="T72" style:parent-style-name="StrongEmphasis" style:family="text">
      <style:text-properties fo:font-weight="normal" style:font-weight-asian="normal" style:font-weight-complex="normal" fo:color="#000000" fo:font-size="14pt" style:font-size-asian="14pt" style:font-size-complex="14pt"/>
    </style:style>
    <style:style style:name="T73" style:parent-style-name="Основнойшрифтабзаца" style:family="text">
      <style:text-properties fo:color="#000000" fo:font-size="14pt" style:font-size-asian="14pt" style:font-size-complex="14pt"/>
    </style:style>
    <style:style style:name="T74" style:parent-style-name="Основнойшрифтабзаца" style:family="text">
      <style:text-properties fo:color="#000000" fo:font-size="14pt" style:font-size-asian="14pt" style:font-size-complex="14pt"/>
    </style:style>
    <style:style style:name="P7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6" style:parent-style-name="Standard" style:family="paragraph">
      <style:paragraph-properties fo:text-align="justify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P8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1" style:parent-style-name="Standard" style:family="paragraph">
      <style:paragraph-properties fo:text-align="justify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P85" style:parent-style-name="Standard" style:family="paragraph">
      <style:paragraph-properties fo:text-align="justify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P8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9" style:parent-style-name="Standard" style:family="paragraph">
      <style:paragraph-properties fo:text-align="justify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color="#222222" fo:font-size="10.5pt" style:font-size-asian="10.5pt" style:font-size-complex="10.5pt" fo:background-color="#FFFFFF"/>
    </style:style>
    <style:style style:name="P97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color="#222222" fo:font-size="10.5pt" style:font-size-asian="10.5pt" style:font-size-complex="10.5pt" fo:background-color="#FFFFFF"/>
    </style:style>
    <style:style style:name="P98" style:parent-style-name="Standard" style:family="paragraph">
      <style:paragraph-properties fo:text-align="justify"/>
    </style:style>
    <style:style style:name="T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style:font-name="Helvetica" fo:color="#333333" fo:font-size="9pt" style:font-size-asian="9pt" style:font-size-complex="9pt" fo:background-color="#FFFFFF"/>
    </style:style>
    <style:style style:name="P107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color="#222222" fo:font-size="10.5pt" style:font-size-asian="10.5pt" style:font-size-complex="10.5pt" fo:background-color="#FFFFFF"/>
    </style:style>
    <style:style style:name="P108" style:parent-style-name="Standard" style:family="paragraph">
      <style:paragraph-properties fo:text-align="justify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/>
    <style:style style:name="T115" style:parent-style-name="Основнойшрифтабзаца" style:family="text">
      <style:text-properties style:font-name-complex="Times New Roman" fo:font-size="14pt" style:font-size-asian="14pt" style:font-size-complex="14pt" fo:background-color="#FFFFFF"/>
    </style:style>
    <style:style style:name="T11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8" style:parent-style-name="Standard" style:family="paragraph">
      <style:paragraph-properties fo:text-align="justify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style:font-name-complex="Times New Roman" fo:color="#24292E" fo:font-size="14pt" style:font-size-asian="14pt" style:font-size-complex="14pt" fo:background-color="#FFFFFF"/>
    </style:style>
    <style:style style:name="P13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4" style:parent-style-name="Standard" style:family="paragraph">
      <style:paragraph-properties fo:text-align="justify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P145" style:parent-style-name="Заголовок1" style:family="paragraph">
      <style:text-properties style:font-name="Times New Roman" style:font-name-complex="Times New Roman" fo:background-color="#FFFFFF"/>
    </style:style>
    <style:style style:name="P146" style:parent-style-name="Заголовок1" style:family="paragraph">
      <style:text-properties style:font-name="Times New Roman" style:font-name-complex="Times New Roman" fo:background-color="#FFFFFF"/>
    </style:style>
    <style:style style:name="P147" style:parent-style-name="Заголовок1" style:family="paragraph">
      <style:text-properties style:font-name="Times New Roman" style:font-name-complex="Times New Roman" fo:background-color="#FFFFFF"/>
    </style:style>
    <style:style style:name="P148" style:parent-style-name="Заголовок1" style:family="paragraph">
      <style:text-properties style:font-name="Times New Roman" style:font-name-complex="Times New Roman" fo:background-color="#FFFFFF"/>
    </style:style>
    <style:style style:name="P149" style:parent-style-name="Заголовок1" style:family="paragraph">
      <style:text-properties style:font-name="Times New Roman" style:font-name-complex="Times New Roman" fo:background-color="#FFFFFF"/>
    </style:style>
    <style:style style:name="P150" style:parent-style-name="Заголовок1" style:family="paragraph">
      <style:text-properties style:font-name="Times New Roman" style:font-name-complex="Times New Roman" fo:background-color="#FFFFFF"/>
    </style:style>
    <style:style style:name="P151" style:parent-style-name="Заголовок1" style:family="paragraph">
      <style:text-properties style:font-name="Times New Roman" style:font-name-complex="Times New Roman" fo:background-color="#FFFFFF"/>
    </style:style>
    <style:style style:name="P152" style:parent-style-name="Заголовок1" style:family="paragraph">
      <style:text-properties style:font-name="Times New Roman" style:font-name-complex="Times New Roman" fo:background-color="#FFFFFF"/>
    </style:style>
    <style:style style:name="P153" style:parent-style-name="Заголовок1" style:family="paragraph">
      <style:text-properties style:font-name="Times New Roman" style:font-name-complex="Times New Roman" fo:background-color="#FFFFFF"/>
    </style:style>
    <style:style style:name="P154" style:parent-style-name="Обычный" style:family="paragraph">
      <style:text-properties fo:background-color="#F7F7F7"/>
    </style:style>
    <style:style style:name="P155" style:parent-style-name="Заголовок2" style:family="paragraph">
      <style:text-properties fo:background-color="#F7F7F7"/>
    </style:style>
    <style:style style:name="P156" style:parent-style-name="Обычный" style:family="paragraph">
      <style:text-properties style:font-name-complex="Times New Roman" fo:font-size="14pt" style:font-size-asian="14pt" style:font-size-complex="14pt" fo:background-color="#F7F7F7"/>
    </style:style>
    <style:style style:name="T157" style:parent-style-name="Основнойшрифтабзаца" style:family="text">
      <style:text-properties style:font-name-complex="Times New Roman" fo:font-size="14pt" style:font-size-asian="14pt" style:font-size-complex="14pt" fo:background-color="#F7F7F7"/>
    </style:style>
    <style:style style:name="T158" style:parent-style-name="Основнойшрифтабзаца" style:family="text">
      <style:text-properties style:font-name-complex="Times New Roman" fo:font-size="14pt" style:font-size-asian="14pt" style:font-size-complex="14pt" fo:background-color="#F7F7F7"/>
    </style:style>
    <style:style style:name="T159" style:parent-style-name="apple-converted-space" style:family="text">
      <style:text-properties style:font-name-complex="Times New Roman" fo:color="#222222" fo:font-size="14pt" style:font-size-asian="14pt" style:font-size-complex="14pt" fo:background-color="#F7F7F7"/>
    </style:style>
    <style:style style:name="T160" style:parent-style-name="АкронимHTML" style:family="text">
      <style:text-properties style:font-name-complex="Times New Roman" fo:color="#222222" fo:font-size="14pt" style:font-size-asian="14pt" style:font-size-complex="14pt" fo:background-color="#F7F7F7"/>
    </style:style>
    <style:style style:name="T161" style:parent-style-name="Основнойшрифтабзаца" style:family="text">
      <style:text-properties style:font-name-complex="Times New Roman" fo:font-size="14pt" style:font-size-asian="14pt" style:font-size-complex="14pt" fo:background-color="#F7F7F7"/>
    </style:style>
    <style:style style:name="P162" style:parent-style-name="Обычный" style:family="paragraph">
      <style:text-properties style:font-name-complex="Times New Roman" fo:font-size="14pt" style:font-size-asian="14pt" style:font-size-complex="14pt" fo:background-color="#FFFFFF"/>
    </style:style>
    <style:style style:name="P163" style:parent-style-name="Заголовок2" style:family="paragraph">
      <style:text-properties fo:background-color="#FFFFFF"/>
    </style:style>
    <style:style style:name="P164" style:parent-style-name="Обычный" style:family="paragraph">
      <style:text-properties style:font-name-complex="Times New Roman" fo:font-size="14pt" style:font-size-asian="14pt" style:font-size-complex="14pt" fo:background-color="#FFFFFF"/>
    </style:style>
    <style:style style:name="P165" style:parent-style-name="Обычный" style:family="paragraph">
      <style:text-properties style:font-name-complex="Times New Roman" fo:font-size="14pt" style:font-size-asian="14pt" style:font-size-complex="14pt" fo:background-color="#FFFFFF"/>
    </style:style>
    <style:style style:name="P166" style:parent-style-name="Обычный" style:family="paragraph">
      <style:text-properties style:font-name-complex="Times New Roman" fo:font-size="14pt" style:font-size-asian="14pt" style:font-size-complex="14pt" fo:background-color="#FFFFFF"/>
    </style:style>
    <style:style style:name="P167" style:parent-style-name="Обычный" style:family="paragraph">
      <style:paragraph-properties fo:break-before="page"/>
      <style:text-properties style:font-name-complex="Times New Roman" fo:font-size="14pt" style:font-size-asian="14pt" style:font-size-complex="14pt" fo:background-color="#FFFFFF"/>
    </style:style>
    <style:style style:name="P168" style:parent-style-name="Заголовок1" style:family="paragraph">
      <style:text-properties style:font-name="Times New Roman" style:font-name-complex="Times New Roman" fo:background-color="#FFFFFF"/>
    </style:style>
    <style:style style:name="P169" style:parent-style-name="Заголовок2" style:family="paragraph">
      <style:text-properties fo:background-color="#FFFFFF"/>
    </style:style>
    <style:style style:name="P170" style:parent-style-name="Абзацсписка" style:family="paragraph">
      <style:text-properties style:font-name-complex="Times New Roman" fo:color="#222222" fo:font-size="14pt" style:font-size-asian="14pt" style:font-size-complex="14pt" fo:background-color="#F7F7F7"/>
    </style:style>
    <style:style style:name="P171" style:parent-style-name="Абзацсписка" style:family="paragraph"/>
    <style:style style:name="T172" style:parent-style-name="apple-converted-space" style:family="text">
      <style:text-properties style:font-name-complex="Times New Roman" fo:color="#222222" fo:font-size="14pt" style:font-size-asian="14pt" style:font-size-complex="14pt" fo:background-color="#F7F7F7"/>
    </style:style>
    <style:style style:name="T173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174" style:parent-style-name="Абзацсписка" style:family="paragraph">
      <style:paragraph-properties fo:widows="2" fo:orphans="2" fo:border="0.0104in dashed #AEA79F" fo:padding="0.0833in" style:shadow="none" fo:text-align="justify" style:vertical-align="auto" fo:margin-top="0.1381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Times New Roman" fo:color="#333333" style:letter-kerning="false" fo:font-size="10.5pt" style:font-size-asian="10.5pt" style:font-size-complex="10.5pt" fo:language="en" fo:country="US" fo:hyphenate="true"/>
    </style:style>
    <style:style style:name="P175" style:parent-style-name="Абзацсписка" style:family="paragraph">
      <style:paragraph-properties fo:widows="2" fo:orphans="2" fo:border="0.0104in dashed #AEA79F" fo:padding="0.0833in" style:shadow="none" fo:text-align="justify" style:vertical-align="auto" fo:margin-top="0.1381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Times New Roman" fo:color="#333333" style:letter-kerning="false" fo:font-size="10.5pt" style:font-size-asian="10.5pt" style:font-size-complex="10.5pt" fo:language="en" fo:country="US" fo:hyphenate="true"/>
    </style:style>
    <style:style style:name="P176" style:parent-style-name="Абзацсписка" style:family="paragraph">
      <style:paragraph-properties fo:widows="2" fo:orphans="2" fo:border="0.0104in dashed #AEA79F" fo:padding="0.0833in" style:shadow="none" fo:text-align="justify" style:vertical-align="auto" fo:margin-top="0.1381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Times New Roman" fo:color="#333333" style:letter-kerning="false" fo:font-size="10.5pt" style:font-size-asian="10.5pt" style:font-size-complex="10.5pt" fo:language="en" fo:country="US" fo:hyphenate="true"/>
    </style:style>
    <style:style style:name="P177" style:parent-style-name="Абзацсписка" style:family="paragraph">
      <style:paragraph-properties fo:widows="2" fo:orphans="2" fo:border="0.0104in dashed #AEA79F" fo:padding="0.0833in" style:shadow="none" fo:text-align="justify" style:vertical-align="auto" fo:margin-top="0.1381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Times New Roman" fo:color="#333333" style:letter-kerning="false" fo:font-size="10.5pt" style:font-size-asian="10.5pt" style:font-size-complex="10.5pt" fo:language="en" fo:country="US" fo:hyphenate="true"/>
    </style:style>
    <style:style style:name="P178" style:parent-style-name="Абзацсписка" style:family="paragraph">
      <style:paragraph-properties fo:widows="2" fo:orphans="2" fo:border="0.0104in dashed #AEA79F" fo:padding="0.0833in" style:shadow="none" fo:text-align="justify" style:vertical-align="auto" fo:margin-top="0.1381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Times New Roman" fo:color="#333333" style:letter-kerning="false" fo:font-size="10.5pt" style:font-size-asian="10.5pt" style:font-size-complex="10.5pt" fo:language="en" fo:country="US" fo:hyphenate="true"/>
    </style:style>
    <style:style style:name="P179" style:parent-style-name="Абзацсписка" style:family="paragraph">
      <style:paragraph-properties fo:widows="2" fo:orphans="2" fo:border="0.0104in dashed #AEA79F" fo:padding="0.0833in" style:shadow="none" fo:text-align="justify" style:vertical-align="auto" fo:margin-top="0.1381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Times New Roman" fo:color="#333333" style:letter-kerning="false" fo:font-size="10.5pt" style:font-size-asian="10.5pt" style:font-size-complex="10.5pt" fo:language="en" fo:country="US" fo:hyphenate="true"/>
    </style:style>
    <style:style style:name="P180" style:parent-style-name="Абзацсписка" style:family="paragraph">
      <style:paragraph-properties fo:widows="2" fo:orphans="2" fo:border="0.0104in dashed #AEA79F" fo:padding="0.0833in" style:shadow="none" fo:text-align="justify" style:vertical-align="auto" fo:margin-top="0.1381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Times New Roman" fo:color="#333333" style:letter-kerning="false" fo:font-size="10.5pt" style:font-size-asian="10.5pt" style:font-size-complex="10.5pt" fo:language="en" fo:country="US" fo:hyphenate="true"/>
    </style:style>
    <style:style style:name="P181" style:parent-style-name="Обычныйвеб" style:family="paragraph">
      <style:paragraph-properties fo:text-align="justify" fo:margin-top="0.1666in" fo:margin-bottom="0in" fo:background-color="#F7F7F7"/>
      <style:text-properties fo:color="#222222" fo:font-size="14pt" style:font-size-asian="14pt" style:font-size-complex="14pt"/>
    </style:style>
    <style:style style:name="P182" style:parent-style-name="СтандартныйHTML" style:family="paragraph">
      <style:paragraph-properties fo:border="0.0104in dashed #AEA79F" fo:padding="0.0833in" style:shadow="none" fo:text-align="justify" fo:margin-top="0.1381in" fo:background-color="#FFFFFF"/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183" style:parent-style-name="СтандартныйHTML" style:family="paragraph">
      <style:paragraph-properties fo:border="0.0104in dashed #AEA79F" fo:padding="0.0833in" style:shadow="none" fo:text-align="justify" fo:margin-top="0.1381in" fo:background-color="#FFFFFF"/>
    </style:style>
    <style:style style:name="T184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185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186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P187" style:parent-style-name="Абзацсписка" style:family="paragraph"/>
    <style:style style:name="T188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189" style:parent-style-name="Абзацсписка" style:family="paragraph"/>
    <style:style style:name="T190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191" style:parent-style-name="СтандартныйHTML" style:family="paragraph">
      <style:paragraph-properties fo:border="0.0104in dashed #AEA79F" fo:padding="0.0833in" style:shadow="none" fo:text-align="justify" fo:margin-top="0.1381in" fo:background-color="#FFFFFF"/>
      <style:text-properties style:font-name="Times New Roman" style:font-name-complex="Times New Roman" fo:color="#333333" fo:font-size="10.5pt" style:font-size-asian="10.5pt" style:font-size-complex="10.5pt"/>
    </style:style>
    <style:style style:name="P192" style:parent-style-name="Абзацсписка" style:family="paragraph"/>
    <style:style style:name="T193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194" style:parent-style-name="СтандартныйHTML" style:family="paragraph">
      <style:paragraph-properties fo:border="0.0104in dashed #AEA79F" fo:padding="0.0833in" style:shadow="none" fo:text-align="justify" fo:margin-top="0.1381in" fo:background-color="#FFFFFF"/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195" style:parent-style-name="СтандартныйHTML" style:family="paragraph">
      <style:paragraph-properties fo:border="0.0104in dashed #AEA79F" fo:padding="0.0833in" style:shadow="none" fo:text-align="justify" fo:margin-top="0.1381in" fo:background-color="#FFFFFF"/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196" style:parent-style-name="Обычный" style:family="paragraph">
      <style:text-properties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97" style:parent-style-name="Абзацсписка" style:family="paragraph"/>
    <style:style style:name="T198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199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00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01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02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03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04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05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06" style:parent-style-name="Обычный" style:family="paragraph">
      <style:paragraph-properties fo:margin-left="0.25in">
        <style:tab-stops/>
      </style:paragraph-properties>
      <style:text-properties style:font-name-complex="Times New Roman" fo:color="#222222" fo:font-size="10.5pt" style:font-size-asian="10.5pt" style:font-size-complex="10.5pt" fo:background-color="#F7F7F7"/>
    </style:style>
    <style:style style:name="P207" style:parent-style-name="Обычный" style:family="paragraph">
      <style:paragraph-properties fo:margin-left="0.25in">
        <style:tab-stops/>
      </style:paragraph-properties>
      <style:text-properties style:font-name-complex="Times New Roman" fo:color="#222222" fo:font-size="10.5pt" style:font-size-asian="10.5pt" style:font-size-complex="10.5pt" fo:background-color="#F7F7F7"/>
    </style:style>
    <style:style style:name="P208" style:parent-style-name="Обычный" style:family="paragraph">
      <style:paragraph-properties fo:margin-left="0.25in">
        <style:tab-stops/>
      </style:paragraph-properties>
      <style:text-properties style:font-name-complex="Times New Roman" fo:color="#222222" fo:font-size="10.5pt" style:font-size-asian="10.5pt" style:font-size-complex="10.5pt" fo:background-color="#F7F7F7"/>
    </style:style>
    <style:style style:name="P209" style:parent-style-name="Обычный" style:family="paragraph">
      <style:paragraph-properties fo:margin-left="0.25in">
        <style:tab-stops/>
      </style:paragraph-properties>
      <style:text-properties style:font-name-complex="Times New Roman" fo:color="#222222" fo:font-size="10.5pt" style:font-size-asian="10.5pt" style:font-size-complex="10.5pt" fo:background-color="#F7F7F7"/>
    </style:style>
    <style:style style:name="P210" style:parent-style-name="Абзацсписка" style:family="paragraph"/>
    <style:style style:name="T211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212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13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14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15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17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18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19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P221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22" style:parent-style-name="Абзацсписка" style:family="paragraph"/>
    <style:style style:name="T223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224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25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26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27" style:parent-style-name="Абзацсписка" style:family="paragraph"/>
    <style:style style:name="T228" style:parent-style-name="Основнойшрифтабзаца" style:family="text">
      <style:text-properties style:font-name-complex="Times New Roman" fo:color="#222222" fo:font-size="10.5pt" style:font-size-asian="10.5pt" style:font-size-complex="10.5pt" fo:background-color="#F7F7F7" fo:language="en" fo:country="US"/>
    </style:style>
    <style:style style:name="T229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30" style:parent-style-name="СтандартныйHTML" style:family="paragraph">
      <style:paragraph-properties fo:border="0.0104in dashed #AEA79F" fo:padding="0.0833in" style:shadow="none" fo:text-align="justify" fo:margin-top="0.1381in" fo:margin-left="0.5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31" style:parent-style-name="Абзацсписка" style:family="paragraph"/>
    <style:style style:name="T232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233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34" style:parent-style-name="СтандартныйHTML" style:family="paragraph">
      <style:paragraph-properties fo:border="0.0104in dashed #AEA79F" fo:padding="0.0833in" style:shadow="none" fo:text-align="justify" fo:margin-top="0.1381in" fo:margin-left="0.5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35" style:parent-style-name="СтандартныйHTML" style:family="paragraph">
      <style:paragraph-properties fo:border="0.0104in dashed #AEA79F" fo:padding="0.0833in" style:shadow="none" fo:text-align="justify" fo:margin-top="0.1381in" fo:margin-left="0.5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36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37" style:parent-style-name="Основнойшрифтабзаца" style:family="text">
      <style:text-properties style:font-name="Times New Roman" style:font-name-complex="Times New Roman"/>
    </style:style>
    <style:style style:name="T238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39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40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41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42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43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44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45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46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47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48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P249" style:parent-style-name="Абзацсписка" style:family="paragraph"/>
    <style:style style:name="T250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251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252" style:parent-style-name="apple-converted-space" style:family="text">
      <style:text-properties style:font-name-complex="Times New Roman" fo:color="#222222" fo:font-size="14pt" style:font-size-asian="14pt" style:font-size-complex="14pt" fo:background-color="#F7F7F7"/>
    </style:style>
    <style:style style:name="T253" style:parent-style-name="Основнойшрифтабзаца" style:family="text">
      <style:text-properties style:font-name-complex="Times New Roman" fo:color="#222222" fo:font-size="14pt" style:font-size-asian="14pt" style:font-size-complex="14pt"/>
    </style:style>
    <style:style style:name="T254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255" style:parent-style-name="apple-converted-space" style:family="text">
      <style:text-properties style:font-name-complex="Times New Roman" fo:color="#222222" fo:font-size="14pt" style:font-size-asian="14pt" style:font-size-complex="14pt" fo:background-color="#F7F7F7"/>
    </style:style>
    <style:style style:name="T256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257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58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59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60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61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62" style:parent-style-name="Абзацсписка" style:family="paragraph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263" style:parent-style-name="Абзацсписка" style:family="paragraph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264" style:parent-style-name="Абзацсписка" style:family="paragraph"/>
    <style:style style:name="T265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266" style:parent-style-name="apple-converted-space" style:family="text">
      <style:text-properties style:font-name-complex="Times New Roman" fo:color="#222222" fo:font-size="14pt" style:font-size-asian="14pt" style:font-size-complex="14pt" fo:background-color="#F7F7F7"/>
    </style:style>
    <style:style style:name="T267" style:parent-style-name="АкронимHTML" style:family="text">
      <style:text-properties style:font-name-complex="Times New Roman" fo:color="#222222" fo:font-size="14pt" style:font-size-asian="14pt" style:font-size-complex="14pt" fo:background-color="#F7F7F7"/>
    </style:style>
    <style:style style:name="T268" style:parent-style-name="apple-converted-space" style:family="text">
      <style:text-properties style:font-name-complex="Times New Roman" fo:color="#222222" fo:font-size="14pt" style:font-size-asian="14pt" style:font-size-complex="14pt" fo:background-color="#F7F7F7"/>
    </style:style>
    <style:style style:name="T269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70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71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72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73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74" style:parent-style-name="Обычныйвеб" style:family="paragraph">
      <style:paragraph-properties fo:text-align="justify" fo:margin-top="0.1666in" fo:margin-bottom="0in" fo:background-color="#F7F7F7"/>
      <style:text-properties fo:color="#222222" fo:font-size="14pt" style:font-size-asian="14pt" style:font-size-complex="14pt"/>
    </style:style>
    <style:style style:name="P275" style:parent-style-name="Обычный" style:family="paragraph">
      <style:paragraph-properties fo:break-before="page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276" style:parent-style-name="Заголовок1" style:family="paragraph">
      <style:text-properties style:font-name="Times New Roman" style:font-name-complex="Times New Roman"/>
    </style:style>
    <style:style style:name="P277" style:parent-style-name="Обычный" style:family="paragraph">
      <style:paragraph-properties fo:break-before="page"/>
    </style:style>
    <style:style style:name="P278" style:parent-style-name="Заголовок1" style:family="paragraph">
      <style:text-properties style:font-name="Times New Roman" style:font-name-complex="Times New Roman"/>
    </style:style>
    <style:style style:name="P279" style:parent-style-name="Обычный" style:family="paragraph">
      <style:paragraph-properties fo:break-before="page"/>
    </style:style>
    <style:style style:name="P280" style:parent-style-name="Заголовок1" style:family="paragraph">
      <style:paragraph-properties fo:break-before="page" fo:margin-top="0in" fo:margin-bottom="0in"/>
      <style:text-properties style:font-name="Times New Roman"/>
    </style:style>
    <style:style style:name="P281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282" style:parent-style-name="Textbody" style:family="paragraph">
      <style:paragraph-properties fo:text-align="justify" fo:margin-bottom="0in"/>
    </style:style>
    <style:style style:name="T283" style:parent-style-name="Основнойшрифтабзаца" style:family="text">
      <style:text-properties fo:font-size="14pt" style:font-size-asian="14pt" style:font-size-complex="14pt"/>
    </style:style>
    <style:style style:name="T2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5" style:parent-style-name="Основнойшрифтабзаца" style:family="text">
      <style:text-properties fo:font-size="14pt" style:font-size-asian="14pt" style:font-size-complex="14pt"/>
    </style:style>
    <style:style style:name="T286" style:parent-style-name="Основнойшрифтабзаца" style:family="text">
      <style:text-properties fo:font-size="14pt" style:font-size-asian="14pt" style:font-size-complex="14pt"/>
    </style:style>
    <style:style style:name="P287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288" style:parent-style-name="Textbody" style:family="paragraph">
      <style:paragraph-properties fo:text-align="justify" fo:margin-bottom="0in"/>
    </style:style>
    <style:style style:name="T289" style:parent-style-name="Основнойшрифтабзаца" style:family="text">
      <style:text-properties fo:font-size="14pt" style:font-size-asian="14pt" style:font-size-complex="14pt"/>
    </style:style>
    <style:style style:name="T2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1" style:parent-style-name="Основнойшрифтабзаца" style:family="text">
      <style:text-properties fo:font-size="14pt" style:font-size-asian="14pt" style:font-size-complex="14pt"/>
    </style:style>
    <style:style style:name="T2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3" style:parent-style-name="Основнойшрифтабзаца" style:family="text">
      <style:text-properties fo:font-size="14pt" style:font-size-asian="14pt" style:font-size-complex="14pt"/>
    </style:style>
    <style:style style:name="T2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fo:font-size="14pt" style:font-size-asian="14pt" style:font-size-complex="14pt"/>
    </style:style>
    <style:style style:name="T2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7" style:parent-style-name="Основнойшрифтабзаца" style:family="text">
      <style:text-properties fo:font-size="14pt" style:font-size-asian="14pt" style:font-size-complex="14pt"/>
    </style:style>
    <style:style style:name="P298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299" style:parent-style-name="Textbody" style:family="paragraph">
      <style:paragraph-properties fo:text-align="justify" fo:margin-bottom="0in"/>
    </style:style>
    <style:style style:name="T300" style:parent-style-name="Основнойшрифтабзаца" style:family="text">
      <style:text-properties fo:font-size="14pt" style:font-size-asian="14pt" style:font-size-complex="14pt"/>
    </style:style>
    <style:style style:name="T3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2" style:parent-style-name="Основнойшрифтабзаца" style:family="text">
      <style:text-properties fo:font-size="14pt" style:font-size-asian="14pt" style:font-size-complex="14pt"/>
    </style:style>
    <style:style style:name="P303" style:parent-style-name="PreformattedText" style:family="paragraph">
      <style:paragraph-properties fo:widows="2" fo:orphans="2" fo:text-align="justify"/>
      <style:text-properties style:font-name="Times New Roman" fo:color="#000000" fo:font-size="14pt" style:font-size-asian="14pt" style:font-size-complex="14pt"/>
    </style:style>
    <style:style style:name="P304" style:parent-style-name="PreformattedText" style:family="paragraph">
      <style:paragraph-properties fo:widows="2" fo:orphans="2" fo:text-align="justify"/>
      <style:text-properties style:font-name="Times New Roman" fo:color="#000000" fo:font-size="14pt" style:font-size-asian="14pt" style:font-size-complex="14pt"/>
    </style:style>
    <style:style style:name="P305" style:parent-style-name="PreformattedText" style:family="paragraph">
      <style:paragraph-properties fo:widows="2" fo:orphans="2" fo:text-align="justify"/>
      <style:text-properties style:font-name="Times New Roman" fo:color="#000000" fo:font-size="14pt" style:font-size-asian="14pt" style:font-size-complex="14pt"/>
    </style:style>
    <style:style style:name="P306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307" style:parent-style-name="Textbody" style:family="paragraph">
      <style:paragraph-properties fo:text-align="justify" fo:margin-bottom="0in"/>
    </style:style>
    <style:style style:name="T308" style:parent-style-name="Основнойшрифтабзаца" style:family="text">
      <style:text-properties fo:font-size="14pt" style:font-size-asian="14pt" style:font-size-complex="14pt"/>
    </style:style>
    <style:style style:name="T3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0" style:parent-style-name="Основнойшрифтабзаца" style:family="text">
      <style:text-properties fo:font-size="14pt" style:font-size-asian="14pt" style:font-size-complex="14pt"/>
    </style:style>
    <style:style style:name="P311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312" style:parent-style-name="Textbody" style:family="paragraph">
      <style:paragraph-properties fo:text-align="justify" fo:margin-bottom="0in"/>
    </style:style>
    <style:style style:name="T313" style:parent-style-name="Основнойшрифтабзаца" style:family="text">
      <style:text-properties fo:font-size="14pt" style:font-size-asian="14pt" style:font-size-complex="14pt"/>
    </style:style>
    <style:style style:name="T3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5" style:parent-style-name="Основнойшрифтабзаца" style:family="text">
      <style:text-properties fo:font-size="14pt" style:font-size-asian="14pt" style:font-size-complex="14pt"/>
    </style:style>
    <style:style style:name="T3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7" style:parent-style-name="Основнойшрифтабзаца" style:family="text">
      <style:text-properties fo:font-size="14pt" style:font-size-asian="14pt" style:font-size-complex="14pt"/>
    </style:style>
    <style:style style:name="T318" style:parent-style-name="Основнойшрифтабзаца" style:family="text">
      <style:text-properties fo:font-size="14pt" style:font-size-asian="14pt" style:font-size-complex="14pt"/>
    </style:style>
    <style:style style:name="P319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320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321" style:parent-style-name="Textbody" style:family="paragraph">
      <style:paragraph-properties fo:text-align="justify" fo:margin-bottom="0in"/>
    </style:style>
    <style:style style:name="T322" style:parent-style-name="Основнойшрифтабзаца" style:family="text">
      <style:text-properties fo:font-size="14pt" style:font-size-asian="14pt" style:font-size-complex="14pt"/>
    </style:style>
    <style:style style:name="T3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4" style:parent-style-name="Основнойшрифтабзаца" style:family="text">
      <style:text-properties fo:font-size="14pt" style:font-size-asian="14pt" style:font-size-complex="14pt"/>
    </style:style>
    <style:style style:name="T3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6" style:parent-style-name="Основнойшрифтабзаца" style:family="text">
      <style:text-properties fo:font-size="14pt" style:font-size-asian="14pt" style:font-size-complex="14pt"/>
    </style:style>
    <style:style style:name="P327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328" style:parent-style-name="Textbody" style:family="paragraph">
      <style:paragraph-properties fo:text-align="justify" fo:margin-bottom="0in"/>
    </style:style>
    <style:style style:name="T329" style:parent-style-name="Основнойшрифтабзаца" style:family="text">
      <style:text-properties fo:font-size="14pt" style:font-size-asian="14pt" style:font-size-complex="14pt"/>
    </style:style>
    <style:style style:name="T3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1" style:parent-style-name="Основнойшрифтабзаца" style:family="text">
      <style:text-properties fo:font-size="14pt" style:font-size-asian="14pt" style:font-size-complex="14pt"/>
    </style:style>
    <style:style style:name="T3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3" style:parent-style-name="Основнойшрифтабзаца" style:family="text">
      <style:text-properties fo:font-size="14pt" style:font-size-asian="14pt" style:font-size-complex="14pt"/>
    </style:style>
    <style:style style:name="P334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335" style:parent-style-name="Textbody" style:family="paragraph">
      <style:paragraph-properties fo:text-align="justify" fo:margin-bottom="0in"/>
    </style:style>
    <style:style style:name="T336" style:parent-style-name="Основнойшрифтабзаца" style:family="text">
      <style:text-properties fo:font-size="14pt" style:font-size-asian="14pt" style:font-size-complex="14pt"/>
    </style:style>
    <style:style style:name="T3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8" style:parent-style-name="Основнойшрифтабзаца" style:family="text">
      <style:text-properties fo:font-size="14pt" style:font-size-asian="14pt" style:font-size-complex="14pt"/>
    </style:style>
    <style:style style:name="T3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0" style:parent-style-name="Основнойшрифтабзаца" style:family="text">
      <style:text-properties fo:font-size="14pt" style:font-size-asian="14pt" style:font-size-complex="14pt"/>
    </style:style>
    <style:style style:name="T341" style:parent-style-name="Основнойшрифтабзаца" style:family="text">
      <style:text-properties fo:font-size="14pt" style:font-size-asian="14pt" style:font-size-complex="14pt"/>
    </style:style>
    <style:style style:name="P342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343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344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345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346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347" style:parent-style-name="Textbody" style:family="paragraph">
      <style:paragraph-properties fo:text-align="justify" fo:margin-bottom="0in"/>
    </style:style>
    <style:style style:name="T348" style:parent-style-name="Основнойшрифтабзаца" style:family="text">
      <style:text-properties fo:font-size="14pt" style:font-size-asian="14pt" style:font-size-complex="14pt"/>
    </style:style>
    <style:style style:name="T3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0" style:parent-style-name="Основнойшрифтабзаца" style:family="text">
      <style:text-properties fo:font-size="14pt" style:font-size-asian="14pt" style:font-size-complex="14pt"/>
    </style:style>
    <style:style style:name="T351" style:parent-style-name="Основнойшрифтабзаца" style:family="text">
      <style:text-properties fo:font-size="14pt" style:font-size-asian="14pt" style:font-size-complex="14pt"/>
    </style:style>
    <style:style style:name="P352" style:parent-style-name="Обычный" style:family="paragraph">
      <style:paragraph-properties fo:break-before="page"/>
      <style:text-properties fo:font-size="14pt" style:font-size-asian="14pt" style:font-size-complex="14pt"/>
    </style:style>
    <style:style style:name="T353" style:parent-style-name="Основнойшрифтабзаца" style:family="text">
      <style:text-properties style:font-name="Times New Roman" style:font-name-complex="Times New Roman" fo:background-color="#FFFFFF"/>
    </style:style>
  </office:automatic-styles>
  <office:body>
    <office:text text:use-soft-page-breaks="true">
      <text:p text:style-name="P1">Государственное бюджетное профессиональное образовательное учреждение</text:p>
      <text:p text:style-name="P3">«Нижегородский радиотехнический колледж»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КУРСОВАЯ РАБОТА</text:p>
      <text:p text:style-name="P12"><text:bookmark-start text:name="__RefHeading___Toc744_2124456941"/><text:span text:style-name="T13">по дисциплине:<text:s/></text:span><text:span text:style-name="T14">МДК 03.02</text:span><text:bookmark-end text:name="__RefHeading___Toc744_2124456941"/></text:p>
      <text:p text:style-name="P15"><text:bookmark-start text:name="__RefHeading___Toc746_2124456941"/><text:span text:style-name="T16">на тему: «</text:span><text:span text:style-name="T17">Перенос<text:s/></text:span><text:span text:style-name="T18">операционной системы GNU/Linux на изменяющиеся аппаратные конфигурации</text:span><text:span text:style-name="T19">»</text:span><text:bookmark-end text:name="__RefHeading___Toc746_2124456941"/></text:p>
      <text:p text:style-name="P20"/>
      <text:p text:style-name="P21"/>
      <text:p text:style-name="Standard"><text:span text:style-name="T22">Дисциплина МДК 03.02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Выполнил:<text:tab/>Проверил:</text:p>
      <text:p text:style-name="P33">Студент группы 3ОТЗИ14-1<text:tab/>Преподаватель</text:p>
      <text:p text:style-name="P34">Рыбаков А.Д.<text:tab/>Слугин В.Г.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Нижний Новгород</text:p>
      <text:p text:style-name="P43">2017</text:p>
      <text:p text:style-name="P44"/>
      <text:soft-page-break/>
      <text:p text:style-name="Заголовокоглавления">Оглавле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5"><text:a xlink:href="#_Toc483308505" office:target-frame-name="_top" xlink:show="replace"><text:span text:style-name="Гиперссылка">Введение</text:span><text:tab/>3</text:a></text:p>
          <text:p text:style-name="P46"><text:a xlink:href="#_Toc483308506" office:target-frame-name="_top" xlink:show="replace"><text:span text:style-name="T47">Первый вариант изменение требований - перенос существующей ОС на зеркальный RAID массив</text:span><text:tab/>5</text:a></text:p>
          <text:p text:style-name="P48"><text:a xlink:href="#_Toc483308507" office:target-frame-name="_top" xlink:show="replace"><text:span text:style-name="T49">Задача</text:span><text:tab/>5</text:a></text:p>
          <text:p text:style-name="P50"><text:a xlink:href="#_Toc483308508" office:target-frame-name="_top" xlink:show="replace"><text:span text:style-name="T51">Проверка</text:span><text:tab/>5</text:a></text:p>
          <text:p text:style-name="P52"><text:a xlink:href="#_Toc483308509" office:target-frame-name="_top" xlink:show="replace"><text:span text:style-name="T53">Описание работ по выполнению требований первого варианта</text:span><text:tab/>6</text:a></text:p>
          <text:p text:style-name="P54"><text:a xlink:href="#_Toc483308510" office:target-frame-name="_top" xlink:show="replace"><text:span text:style-name="T55">Порядок действий:</text:span><text:tab/>6</text:a></text:p>
          <text:p text:style-name="P56"><text:a xlink:href="#_Toc483308511" office:target-frame-name="_top" xlink:show="replace"><text:span text:style-name="T57">Второй вариант изменение требований - перенос существующей ОС с раздела на RAID на<text:s/></text:span><text:span text:style-name="T58">LVM раздел</text:span><text:tab/>9</text:a></text:p>
          <text:p text:style-name="P59"><text:a xlink:href="#_Toc483308512" office:target-frame-name="_top" xlink:show="replace"><text:span text:style-name="T60">Описание работ по выполнению требований второго варианта</text:span><text:tab/>10</text:a></text:p>
          <text:p text:style-name="P61"><text:a xlink:href="#_Toc483308513" office:target-frame-name="_top" xlink:show="replace"><text:span text:style-name="Гиперссылка">Заключение</text:span><text:tab/>11</text:a></text:p>
          <text:p text:style-name="P62"><text:a xlink:href="#_Toc483308514" office:target-frame-name="_top" xlink:show="replace"><text:span text:style-name="T63">Список литературы</text:span><text:tab/>12</text:a></text:p>
        </text:index-body>
      </text:table-of-content>
      <text:p text:style-name="Обычный"/>
      <text:p text:style-name="P64"/>
      <text:h text:style-name="P65" text:outline-level="1"><text:bookmark-start text:name="__RefHeading___Toc108_786840557"/><text:bookmark-start text:name="_Toc483299289"/><text:bookmark-start text:name="_Toc483308505"/><text:soft-page-break/>Введение<text:bookmark-end text:name="__RefHeading___Toc108_786840557"/><text:bookmark-end text:name="_Toc483299289"/><text:bookmark-end text:name="_Toc483308505"/></text:h>
      <text:p text:style-name="P66"/>
      <text:p text:style-name="P67">Актуальность</text:p>
      <text:p text:style-name="P68"/>
      <text:p text:style-name="P69"><text:span text:style-name="T70">В 21-м веке информация<text:s/></text:span><text:span text:style-name="T71">является важнейшим ресурсом.<text:s/></text:span><text:span text:style-name="T72">Обеспечение защиты информации и персональных данных является одним из приоритетных направлений и важнейшей задачей в обеспечении информационной безопасности любой организации.</text:span><text:span text:style-name="T73"><text:s/>В данной курсовой работе будет рассмотрен метод защ</text:span><text:span text:style-name="T74">иты данных от потери путем переноса ОС на изменяющиеся аппаратные конфигурации.</text:span></text:p>
      <text:p text:style-name="P75"/>
      <text:p text:style-name="P76"><text:span text:style-name="T77">Использование<text:s/></text:span><text:span text:style-name="T78">lvm</text:span><text:span text:style-name="T79">-разделов предоставляет следующие преимущества:</text:span></text:p>
      <text:list text:style-name="LFO1" text:continue-numbering="true">
        <text:list-item>
          <text:p text:style-name="P80">использование любого количества жёстких дисков или их разделов как один большой раздел</text:p>
        </text:list-item>
        <text:list-item>
          <text:p text:style-name="P81"><text:span text:style-name="T82">изменение/создание/удаление логических томов и групп томов в режиме "</text:span><text:span text:style-name="T83">online</text:span><text:span text:style-name="T84">"</text:span></text:p>
        </text:list-item>
        <text:list-item>
          <text:p text:style-name="P85"><text:span text:style-name="T86">lvm</text:span><text:span text:style-name="T87">-снимки позволяют создавать резервную копию замороженной файловой системы практически на лету</text:span></text:p>
        </text:list-item>
      </text:list>
      <text:p text:style-name="P88"/>
      <text:p text:style-name="P89"><text:span text:style-name="T90">Главный недостаток использования<text:s/></text:span><text:span text:style-name="T91">lvm</text:span><text:span text:style-name="T92">-разделов состоит в том, что большое количест</text:span><text:span text:style-name="T93">во<text:s/></text:span><text:span text:style-name="T94">lvm</text:span><text:span text:style-name="T95">-снимков приводит к нагрузке на дисковую подсистему.</text:span></text:p>
      <text:p text:style-name="P96"/>
      <text:p text:style-name="P97"/>
      <text:p text:style-name="P98"><text:span text:style-name="T99">RAID 1 (Mirroring &amp; Duplexing)<text:s/></text:span><text:span text:style-name="T100">Он</text:span><text:span text:style-name="T101"><text:s/></text:span><text:span text:style-name="T102">же</text:span><text:span text:style-name="T103"><text:s/>mirror.<text:s/></text:span><text:span text:style-name="T104">Это когда два или более физических дисков объединяются в один логический диск с целью повышения отказоустойчивости. Информация пишется сразу на оба ди</text:span><text:span text:style-name="T105">ска массива и при выходе одного из них информация сохраняется на другом.</text:span><text:span text:style-name="T106"><text:s/></text:span></text:p>
      <text:p text:style-name="P107"/>
      <text:p text:style-name="P108"><text:span text:style-name="T109">Использование<text:s/></text:span><text:span text:style-name="T110">raid</text:span><text:span text:style-name="T111">-массива предоставляет следующие преимущества:</text:span></text:p>
      <text:list text:style-name="LFO2" text:continue-numbering="true">
        <text:list-item>
          <text:p text:style-name="P112">высокая производительность</text:p>
        </text:list-item>
        <text:list-item>
          <text:p text:style-name="P113">простота реализации</text:p>
        </text:list-item>
        <text:list-item>
          <text:p text:style-name="P114"><text:span text:style-name="T115">высокая доступность данных</text:span><text:span text:style-name="T116"><text:s/></text:span></text:p>
        </text:list-item>
      </text:list>
      <text:p text:style-name="P117"/>
      <text:p text:style-name="Standard"><text:span text:style-name="T118">Главный недостаток использования<text:s/></text:span><text:span text:style-name="T119">raid</text:span><text:span text:style-name="T120">-массива заключается высокая избыточность, в случае использования 2-х дисков она составляет 100%</text:span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soft-page-break/>
      <text:p text:style-name="P128"><text:span text:style-name="T129">Цель курсовой работы - обеспечить защиту данных по средствам<text:s/></text:span><text:span text:style-name="T130">переноса операционной системы GNU/Linux на изменяющиеся аппаратные конфигурации</text:span></text:p>
      <text:p text:style-name="P131"/>
      <text:p text:style-name="P132">Предметом<text:s/>исследования является обеспечение безопасности данных жесткого диска.</text:p>
      <text:p text:style-name="P133"/>
      <text:p text:style-name="P134"><text:span text:style-name="T135">Объектом исследования курсовой работы является формирование и автоматическое функционирование зеркального<text:s/></text:span><text:span text:style-name="T136">raid</text:span><text:span text:style-name="T137">-массива 1, перенос существующей ОС на<text:s/></text:span><text:span text:style-name="T138">raid</text:span><text:span text:style-name="T139">-массив. А также замена<text:s/></text:span><text:span text:style-name="T140">raid</text:span><text:span text:style-name="T141">-</text:span><text:span text:style-name="T142">массива на<text:s/></text:span><text:span text:style-name="T143">lvm</text:span><text:span text:style-name="T144">-раздел и сравнивание этих двух способов хранения ОС.</text:span></text:p>
      <text:h text:style-name="P145" text:outline-level="1"><text:bookmark-start text:name="_Toc483299290"/></text:h>
      <text:h text:style-name="P146" text:outline-level="1"/>
      <text:h text:style-name="P147" text:outline-level="1"/>
      <text:h text:style-name="P148" text:outline-level="1"/>
      <text:h text:style-name="P149" text:outline-level="1"/>
      <text:h text:style-name="P150" text:outline-level="1"/>
      <text:h text:style-name="P151" text:outline-level="1"/>
      <text:h text:style-name="P152" text:outline-level="1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P153" text:outline-level="1"><text:bookmark-start text:name="_Toc483308506"/><text:soft-page-break/>Первый вариант изменение требований - перенос существующей ОС на зеркальный RAID массив<text:bookmark-end text:name="_Toc483308506"/></text:h>
      <text:p text:style-name="P154"/>
      <text:h text:style-name="P155" text:outline-level="2"><text:bookmark-start text:name="_Toc483308507"/>Задача<text:bookmark-end text:name="_Toc483308507"/></text:h>
      <text:p text:style-name="P156"/>
      <text:p text:style-name="Обычный"><text:span text:style-name="T157">Есть ОС с корнем на разделе диска, и нужно перенести корень на<text:s/></text:span><text:span text:style-name="T158">программный</text:span><text:span text:style-name="T159"> </text:span><text:span text:style-name="T160">RAID</text:span><text:span text:style-name="T161">, при этом процесс переноса нужно сократить максимально во времени. Допустим это у нас сервер и его даже перегрузить - сложность. В наличии один диск на котором раздел с корнем, и второй диск эквивалентного (или большего) объема - пустой.</text:span></text:p>
      <text:p text:style-name="P162"><text:bookmark-end text:name="_Toc483299290"/></text:p>
      <text:h text:style-name="P163" text:outline-level="2"><text:bookmark-start text:name="_Toc483308508"/>Проверка<text:bookmark-end text:name="_Toc483308508"/></text:h>
      <text:p text:style-name="P164"/>
      <text:p text:style-name="P165">Т.к. в процессе написания<text:s/>использовалась виртуальная машина, то можно поиграть с потерей дисков. Выключаем виртуальную машину, отсоединяем первый диск, грузимся<text:s/>–<text:s/>все нормально<text:s/>(массив, деградированный на втором диске, груб запустил со второго диска). Снова выключаем - подключаем обнуленный второй диск, создаем на нем MBR, раздел, и добавляем его в массив - система перестраивает массив и переходит в нормальный режим. Повторяем тоже, но отключая и обнуляя второй диск - все работает</text:p>
      <text:p text:style-name="P166"/>
      <text:p text:style-name="P167"/>
      <text:h text:style-name="P168" text:outline-level="1"><text:bookmark-start text:name="_Toc483299291"/><text:bookmark-start text:name="_Toc483308509"/>Описание работ по выполнению требований первого варианта<text:bookmark-end text:name="_Toc483299291"/><text:bookmark-end text:name="_Toc483308509"/></text:h>
      <text:h text:style-name="P169" text:outline-level="2"><text:bookmark-start text:name="_Toc483308510"/>Порядок действий:<text:bookmark-end text:name="_Toc483308510"/></text:h>
      <text:list text:style-name="LFO3" text:continue-numbering="true">
        <text:list-item>
          <text:p text:style-name="P170">Подключаем второй диск к компьютеру.</text:p>
        </text:list-item>
        <text:list-item>
          <text:p text:style-name="P171"><text:span text:style-name="T172"> </text:span><text:span text:style-name="T173">Форматируем новый диск</text:span></text:p>
        </text:list-item>
      </text:list>
      <text:p text:style-name="P174">fdisk /dev/sdb</text:p>
      <text:p text:style-name="P175">n</text:p>
      <text:p text:style-name="P176">p</text:p>
      <text:p text:style-name="P177">1</text:p>
      <text:p text:style-name="P178">&lt;enter&gt;</text:p>
      <text:p text:style-name="P179">&lt;enter&gt;</text:p>
      <text:p text:style-name="P180">W</text:p>
      <text:list text:style-name="LFO3" text:continue-numbering="true">
        <text:list-item>
          <text:p text:style-name="P181"><text:bookmark-start text:name="_Toc483299292"/>Создаем на нем массив:</text:p>
        </text:list-item>
      </text:list>
      <text:p text:style-name="P182"># mdadm --create /dev/md0 --level=1 --raid-devices=2 missing<text:s/>/dev/sdb1<text:s/></text:p>
      <text:p text:style-name="P183"><text:span text:style-name="T184">Массив создается с пропущенным диском и поэтому работает в<text:s/></text:span><text:span text:style-name="T185">degrade</text:span><text:span text:style-name="T186"><text:s/>режиме.</text:span></text:p>
      <text:list text:style-name="LFO3" text:continue-numbering="true">
        <text:list-item>
          <text:p text:style-name="P187"><text:span text:style-name="T188">Далее создаем на массиве разделы под будущую систему. Создаем такие же разделы под корень и своп как на оригинальном диск</text:span></text:p>
        </text:list-item>
        <text:list-item>
          <text:p text:style-name="P189"><text:span text:style-name="T190">Создаем файловые системы на разделах зеркала</text:span></text:p>
        </text:list-item>
      </text:list>
      <text:p text:style-name="P191"><text:s/>mkfs.ext4 /dev/md0p1</text:p>
      <text:list text:style-name="LFO3" text:continue-numbering="true">
        <text:list-item>
          <text:p text:style-name="P192"><text:span text:style-name="T193">Монтируем будущий корень и копируем в него текущий корень</text:span></text:p>
        </text:list-item>
      </text:list>
      <text:p text:style-name="P194">mount /dev/md0p1 /mnt</text:p>
      <text:p text:style-name="P195">rsync -axu / /mnt/</text:p>
      <text:p text:style-name="P196"/>
      <text:list text:style-name="LFO3" text:continue-numbering="true">
        <text:list-item>
          <text:p text:style-name="P197"><text:span text:style-name="T198">После этого прицепляем системные каталоги к новому корню, что бы потом сделать chroot в новый корень. И собственно делаем chroot в новы</text:span><text:span text:style-name="T199">й корень.</text:span></text:p>
        </text:list-item>
      </text:list>
      <text:p text:style-name="P200">mount --bind /proc /mnt/proc</text:p>
      <text:p text:style-name="P201">mount --bind /dev /mnt/dev</text:p>
      <text:p text:style-name="P202">mount --bind /sys /mnt/sys</text:p>
      <text:p text:style-name="P203">mount --bind /run /mnt/run</text:p>
      <text:soft-page-break/>
      <text:p text:style-name="P204">chroot /mnt</text:p>
      <text:p text:style-name="P205"># Вот мы в будущем окружении (с корнем на рейде), но пока в нем только копия оригинального корня.<text:s/></text:p>
      <text:p text:style-name="P206"/>
      <text:p text:style-name="P207"/>
      <text:p text:style-name="P208"/>
      <text:p text:style-name="P209"/>
      <text:list text:style-name="LFO3" text:continue-numbering="true">
        <text:list-item>
          <text:p text:style-name="P210"><text:span text:style-name="T211">Для начала смотрим<text:s/></text:span><text:span text:style-name="T212">UUID-ы разделов на раиде и прописываем их в fstab</text:span></text:p>
        </text:list-item>
      </text:list>
      <text:p text:style-name="P213">ls -l /dev/disk/by-uuid |grep md &gt;&gt; /etc/fstab</text:p>
      <text:p text:style-name="P214"><text:span text:style-name="T215">nano</text:span><text:span text:style-name="T216"><text:s/>/</text:span><text:span text:style-name="T217">etc</text:span><text:span text:style-name="T218">/</text:span><text:span text:style-name="T219">fstab</text:span><text:span text:style-name="T220"><text:s/></text:span></text:p>
      <text:p text:style-name="P221">(там комментируем старые корень и своп и используя скопированные туда uuid-ы прописываем новый корень и своп по образу и подобию старых)</text:p>
      <text:list text:style-name="LFO3" text:continue-numbering="true">
        <text:list-item>
          <text:p text:style-name="P222"><text:span text:style-name="T223">Созда</text:span><text:span text:style-name="T224">ем новую конфигурацию GRUB и проверяем, что в его конфиг прописан рэйдный uuid для корня.</text:span></text:p>
        </text:list-item>
      </text:list>
      <text:p text:style-name="P225">update-grub</text:p>
      <text:p text:style-name="P226">cat /boot/grub/grub.cfg</text:p>
      <text:list text:style-name="LFO3" text:continue-numbering="true">
        <text:list-item>
          <text:p text:style-name="P227"><text:span text:style-name="T228"><text:s/></text:span><text:span text:style-name="T229">Ставим первую стадию GRUB на второй диск (который несет на себе часть зеркала)</text:span></text:p>
        </text:list-item>
      </text:list>
      <text:p text:style-name="P230">grub-install /dev/sdb</text:p>
      <text:list text:style-name="LFO3" text:continue-numbering="true">
        <text:list-item>
          <text:p text:style-name="P231"><text:span text:style-name="T232">Очень важный шаг! Нужно проп</text:span><text:span text:style-name="T233">исать, хотя бы на время конфигурацию mdadm, которая позволит загрузится с деградированного массива.</text:span></text:p>
        </text:list-item>
      </text:list>
      <text:p text:style-name="P234">#/dpkg-reconfigure mdadm (там необходимо позволить грузится системе на деградированном массиве)</text:p>
      <text:p text:style-name="P235"><text:span text:style-name="T236">#</text:span><text:span text:style-name="T237"><text:s/></text:span><text:span text:style-name="T238">dpkg</text:span><text:span text:style-name="T239">-</text:span><text:span text:style-name="T240">reconfigure</text:span><text:span text:style-name="T241"><text:s/>вызовет перестройку<text:s/></text:span><text:span text:style-name="T242">initrd</text:span><text:span text:style-name="T243">, но так как мы</text:span><text:span text:style-name="T244"><text:s/>в<text:s/></text:span><text:span text:style-name="T245">chroot</text:span><text:span text:style-name="T246">, то он его перезапишет только в раидном корне (на реальном корне<text:s/></text:span><text:span text:style-name="T247">initrd</text:span><text:span text:style-name="T248"><text:s/>сохранится таким как он был)</text:span></text:p>
      <text:list text:style-name="LFO3" text:continue-numbering="true">
        <text:list-item>
          <text:p text:style-name="P249"><text:span text:style-name="T250">Можно перегружаться и выбрать в BIOS загрузочным второй диск, или можно вернутся в реальную систему и обновить GRUB - он найдет вторую систему,<text:s/></text:span><text:span text:style-name="T251">установленную на рэйде и включит ее свое меню.</text:span><text:span text:style-name="T252"> </text:span><text:span text:style-name="T253"><text:line-break/></text:span><text:span text:style-name="T254">Тут полезно еще раз запустить rsync, что бы он обновил данные на рэйде тем, что успело изменится на реальном корне за время настройки рэйда</text:span><text:span text:style-name="T255"> </text:span><text:span text:style-name="T256">. Но сделать это стоит перед перестройкой конфига GRUB, что бы его н</text:span><text:span text:style-name="T257">овый конфиг не был записан на рэйд.</text:span></text:p>
        </text:list-item>
      </text:list>
      <text:p text:style-name="P258">exit<text:s/></text:p>
      <text:soft-page-break/>
      <text:p text:style-name="P259">rsync -axu / /mnt/</text:p>
      <text:p text:style-name="P260">update-grub</text:p>
      <text:p text:style-name="P261">reboot</text:p>
      <text:p text:style-name="P262"/>
      <text:p text:style-name="P263"/>
      <text:list text:style-name="LFO3" text:continue-numbering="true">
        <text:list-item>
          <text:p text:style-name="P264"><text:span text:style-name="T265">Перегрузившись в новую систему остается только навесить в</text:span><text:span text:style-name="T266"> </text:span><text:span text:style-name="T267">RAID</text:span><text:span text:style-name="T268"> </text:span><text:span text:style-name="T269">первый диск и обновить на нем первую стадию груба</text:span></text:p>
        </text:list-item>
      </text:list>
      <text:p text:style-name="P270">fdisk /dev/sda</text:p>
      <text:p text:style-name="P271">(там убиваем старые разделы и создаем один<text:s/>новый - на весь объем)</text:p>
      <text:p text:style-name="P272">mdadm --manage /dev/md0 --add /dev/sda1</text:p>
      <text:p text:style-name="P273">grub-install /dev/sda</text:p>
      <text:list text:style-name="LFO3" text:continue-numbering="true">
        <text:list-item>
          <text:p text:style-name="P274">После чего сморим через cat /proc/mdstat как перестраивается наш деградированный массив в полноценно рабочий.</text:p>
        </text:list-item>
      </text:list>
      <text:p text:style-name="P275"/>
      <text:h text:style-name="P276" text:outline-level="1"><text:bookmark-start text:name="_Toc483308511"/>Второй вариант изменение требований - перенос существующей<text:s/>ОС с раздела на RAID на LVM раздел<text:bookmark-end text:name="_Toc483299292"/><text:bookmark-end text:name="_Toc483308511"/></text:h>
      <text:p text:style-name="P277"/>
      <text:h text:style-name="P278" text:outline-level="1"><text:bookmark-start text:name="_Toc483299293"/><text:bookmark-start text:name="_Toc483308512"/>Описание работ по выполнению требований второго варианта<text:bookmark-end text:name="_Toc483299293"/><text:bookmark-end text:name="_Toc483308512"/></text:h>
      <text:p text:style-name="P279"/>
      <text:h text:style-name="P280" text:outline-level="1"><text:bookmark-start text:name="__RefHeading___Toc278_586113490"/><text:bookmark-start text:name="_Toc483299294"/><text:bookmark-start text:name="_Toc483308513"/><text:soft-page-break/>Заключение<text:bookmark-end text:name="__RefHeading___Toc278_586113490"/><text:bookmark-end text:name="_Toc483299294"/><text:bookmark-end text:name="_Toc483308513"/></text:h>
      <text:p text:style-name="P281"/>
      <text:p text:style-name="P282"><text:span text:style-name="T283">Использование<text:s/></text:span><text:span text:style-name="T284">lvm</text:span><text:span text:style-name="T285">-снимков является одним из наилучших решений для создания резервных копий в силу практически мгновенного выполнения и гибкой настройк</text:span><text:span text:style-name="T286">и размера снимков.</text:span></text:p>
      <text:p text:style-name="P287"/>
      <text:p text:style-name="P288"><text:span text:style-name="T289">Выполнение задач по созданию, ротации, восстановлению<text:s/></text:span><text:span text:style-name="T290">lvm</text:span><text:span text:style-name="T291">-снимков, а также <text:s/>отправка<text:s/></text:span><text:span text:style-name="T292">e</text:span><text:span text:style-name="T293">-</text:span><text:span text:style-name="T294">mail</text:span><text:span text:style-name="T295"><text:s/>уведомлений осуществляется с применением<text:s/></text:span><text:span text:style-name="T296">bash</text:span><text:span text:style-name="T297">-сценариев.</text:span></text:p>
      <text:p text:style-name="P298"/>
      <text:p text:style-name="P299"><text:span text:style-name="T300">В сценарий создания<text:s/></text:span><text:span text:style-name="T301">lvm</text:span><text:span text:style-name="T302">-снимков входят 3 проверки:</text:span></text:p>
      <text:list text:style-name="LFO4" text:continue-numbering="true">
        <text:list-item>
          <text:p text:style-name="P303">проверка существования блочного<text:s/>устройства</text:p>
        </text:list-item>
        <text:list-item>
          <text:p text:style-name="P304">проверка доступного свободного места для резервной копии</text:p>
        </text:list-item>
        <text:list-item>
          <text:p text:style-name="P305">проверка существования снимка lv раздела</text:p>
        </text:list-item>
      </text:list>
      <text:p text:style-name="P306"/>
      <text:p text:style-name="P307"><text:span text:style-name="T308">В сценарий восстановления<text:s/></text:span><text:span text:style-name="T309">lvm</text:span><text:span text:style-name="T310">-разделов входит псевдографический интерфейс для облегчения работы пользователя.</text:span></text:p>
      <text:p text:style-name="P311"/>
      <text:p text:style-name="P312"><text:span text:style-name="T313">В сценарии<text:s/></text:span><text:span text:style-name="T314">cron</text:span><text:span text:style-name="T315">.</text:span><text:span text:style-name="T316">sh</text:span><text:span text:style-name="T317"><text:s/>объединено выпол</text:span><text:span text:style-name="T318">нение нескольких задач:</text:span></text:p>
      <text:list text:style-name="LFO5" text:continue-numbering="true">
        <text:list-item>
          <text:p text:style-name="P319">выполнение сценария ротации</text:p>
        </text:list-item>
        <text:list-item>
          <text:p text:style-name="P320">выполнение сценария создания резервной копии/снимка</text:p>
        </text:list-item>
        <text:list-item>
          <text:p text:style-name="P321"><text:span text:style-name="T322">выполнение отправки<text:s/></text:span><text:span text:style-name="T323">e</text:span><text:span text:style-name="T324">-</text:span><text:span text:style-name="T325">mail</text:span><text:span text:style-name="T326"><text:s/>уведомлений на указанную электронную почту</text:span></text:p>
        </text:list-item>
      </text:list>
      <text:p text:style-name="P327"/>
      <text:p text:style-name="P328"><text:span text:style-name="T329">Именно сценарий<text:s/></text:span><text:span text:style-name="T330">cron</text:span><text:span text:style-name="T331">.</text:span><text:span text:style-name="T332">sh</text:span><text:span text:style-name="T333"><text:s/>выполняется планировщиком задач.</text:span></text:p>
      <text:p text:style-name="P334"/>
      <text:p text:style-name="P335"><text:span text:style-name="T336">Отправка<text:s/></text:span><text:span text:style-name="T337">e</text:span><text:span text:style-name="T338">-</text:span><text:span text:style-name="T339">mail</text:span><text:span text:style-name="T340"><text:s/></text:span><text:span text:style-name="T341">уведомлений выполняется исходя из того, что почтовый сервис предварительно настроен.</text:span></text:p>
      <text:p text:style-name="P342"/>
      <text:p text:style-name="P343">Возникшая проблема возникновения ошибок при попытке удаления/восстановления из примонтированного снимка была решена введением в сценарии проверки примонтированных файловых систем на наличие снимков и отмонтировании их, при обнаружении.</text:p>
      <text:p text:style-name="P344"/>
      <text:p text:style-name="P345">Сценарии выполнены таким способом, что их редактирование требует минимум усилий.</text:p>
      <text:p text:style-name="P346"/>
      <text:p text:style-name="P347"><text:span text:style-name="T348">Таким образом предложенные сценарии обеспечат создание, ротацию, восстановление из<text:s/></text:span><text:span text:style-name="T349">lvm</text:span><text:span text:style-name="T350">-снимков, а также опо</text:span><text:span text:style-name="T351">вещение об ошибках по электронной почте.</text:span></text:p>
      <text:p text:style-name="P352"/>
      <text:h text:style-name="Заголовок1" text:outline-level="1"><text:bookmark-start text:name="_Toc483299295"/><text:bookmark-start text:name="_Toc483308514"/><text:span text:style-name="T353">Список литературы</text:span><text:bookmark-end text:name="_Toc483299295"/><text:bookmark-end text:name="_Toc483308514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together="always" fo:widows="2" fo:orphans="2" style:vertical-align="auto" fo:margin-bottom="0in" fo:line-height="106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fo:hyphenate="true"/>
    </style:style>
    <style:style style:name="apple-converted-space" style:display-name="apple-converted-space" style:family="text" style:parent-style-name="Основнойшрифтабзаца"/>
    <style:style style:name="АкронимHTML" style:display-name="Акроним HTML" style:family="text" style:parent-style-name="Основнойшрифтабзаца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complex="Times New Roman" fo:font-weight="bold" style:font-weight-asian="bold" style:use-window-font-color="true" fo:font-size="12pt" style:font-size-asian="12pt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4645in" fo:page-height="11.7319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ыбаков</dc:creator>
    <meta:creation-date>2009-04-16T11:32:00Z</meta:creation-date>
    <dc:date>2017-05-23T10:16:00Z</dc:date>
    <meta:template xlink:href="Normal" xlink:type="simple"/>
    <meta:editing-cycles>80</meta:editing-cycles>
    <meta:editing-duration>PT26040S</meta:editing-duration>
    <meta:user-defined meta:name="Info 1"/>
    <meta:user-defined meta:name="Info 2"/>
    <meta:user-defined meta:name="Info 3"/>
    <meta:user-defined meta:name="Info 4"/>
    <meta:document-statistic meta:page-count="13" meta:paragraph-count="16" meta:word-count="1245" meta:character-count="8332" meta:row-count="59" meta:non-whitespace-character-count="7103"/>
  </office:meta>
</office:document-meta>
</file>